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Målinger på KU041398 med ”100W Radium”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d/m2</text:p>
          </table:table-cell>
          <table:table-cell office:value-type="string">
            <text:p>T</text:p>
          </table:table-cell>
        </table:table-row>
        <table:table-row table:style-name="ro1">
          <table:table-cell table:style-name="ce1" office:value-type="float" office:value="27.1">
            <text:p>27,1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float" office:value="26.1">
            <text:p>26,1</text:p>
          </table:table-cell>
          <table:table-cell office:value-type="float" office:value="2715">
            <text:p>2715</text:p>
          </table:table-cell>
        </table:table-row>
        <table:table-row table:style-name="ro1">
          <table:table-cell office:value-type="float" office:value="24.9">
            <text:p>24,9</text:p>
          </table:table-cell>
          <table:table-cell office:value-type="float" office:value="2720">
            <text:p>2720</text:p>
          </table:table-cell>
        </table:table-row>
        <table:table-row table:style-name="ro1">
          <table:table-cell office:value-type="float" office:value="23.9">
            <text:p>23,9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float" office:value="22.8">
            <text:p>22,8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float" office:value="19.1">
            <text:p>19,1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18.1">
            <text:p>18,1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16.1">
            <text:p>16,1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12.9">
            <text:p>12,9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float" office:value="11.8">
            <text:p>11,8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10.8">
            <text:p>10,8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2755">
            <text:p>2755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2745">
            <text:p>27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5">
            <text:p>2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2725">
            <text:p>2725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2735">
            <text:p>2735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5">25-09-2006</text:date>, <text:time>13:41:0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Niels Schou Frederiksen</meta:initial-creator>
    <meta:creation-date>2006-09-25T13:12:40</meta:creation-date>
    <dc:creator>Niels Schou Frederiksen</dc:creator>
    <dc:date>2006-09-25T13:41:06</dc:date>
    <dc:language>da-DK</dc:language>
    <meta:editing-cycles>2</meta:editing-cycles>
    <meta:editing-duration>PT28M30S</meta:editing-duration>
    <meta:user-defined meta:name="Info 1"/>
    <meta:user-defined meta:name="Info 2"/>
    <meta:user-defined meta:name="Info 3"/>
    <meta:user-defined meta:name="Info 4"/>
    <meta:document-statistic meta:table-count="3" meta:cell-count="61"/>
  </office:meta>
</office:document-meta>
</file>